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mm"/>
    </style:style>
    <style:style style:name="co2" style:family="table-column">
      <style:table-column-properties fo:break-before="auto" style:column-width="67.86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7.06mm"/>
    </style:style>
    <style:style style:name="co7" style:family="table-column">
      <style:table-column-properties fo:break-before="auto" style:column-width="21.2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ffli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hangesets</text:p>
          </table:table-cell>
        </table:table-row>
        <table:table-row table:style-name="ro1">
          <table:table-cell office:value-type="string" calcext:value-type="string">
            <text:p>David Lawrence</text:p>
          </table:table-cell>
          <table:table-cell office:value-type="string" calcext:value-type="string">
            <text:p>dkl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ish Goregaokar</text:p>
          </table:table-cell>
          <table:table-cell office:value-type="string" calcext:value-type="string">
            <text:p>manisheart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nnah Gibson-Mount</text:p>
          </table:table-cell>
          <table:table-cell office:value-type="string" calcext:value-type="string">
            <text:p>quanah@zimbr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4-04-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Lawrence</text:p>
          </table:table-cell>
          <table:table-cell office:value-type="string" calcext:value-type="string">
            <text:p>dkl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 Selsky</text:p>
          </table:table-cell>
          <table:table-cell office:value-type="string" calcext:value-type="string">
            <text:p>selsky@columbia.edu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e Miller</text:p>
          </table:table-cell>
          <table:table-cell office:value-type="string" calcext:value-type="string">
            <text:p>justdav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362" calcext:value-type="float">
            <text:p>362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vase Markham</text:p>
          </table:table-cell>
          <table:table-cell office:value-type="string" calcext:value-type="string">
            <text:p>gerv@gerv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1-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1-01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vinS</text:p>
          </table:table-cell>
          <table:table-cell office:value-type="string" calcext:value-type="string">
            <text:p>bugzilla@chimpychompy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1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4-01-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12-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11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9-01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k Steinmetz</text:p>
          </table:table-cell>
          <table:table-cell office:value-type="string" calcext:value-type="string">
            <text:p>rsjtdrjgfuzkfg@abwesend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Å™Ă­ NetolickĂ½</text:p>
          </table:table-cell>
          <table:table-cell office:value-type="string" calcext:value-type="string">
            <text:p>netolish@netolish.cz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mien Nozay</text:p>
          </table:table-cell>
          <table:table-cell office:value-type="string" calcext:value-type="string">
            <text:p>damien.nozay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usz KuÅ›mierczyk</text:p>
          </table:table-cell>
          <table:table-cell office:value-type="string" calcext:value-type="string">
            <text:p>mateusz.kusmierczyk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Trom</text:p>
          </table:table-cell>
          <table:table-cell office:value-type="string" calcext:value-type="string">
            <text:p>chtrom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il Joshi</text:p>
          </table:table-cell>
          <table:table-cell office:value-type="string" calcext:value-type="string">
            <text:p>joshi_sunil@in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8-0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7-0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mi Ketolainen</text:p>
          </table:table-cell>
          <table:table-cell office:value-type="string" calcext:value-type="string">
            <text:p>pami.ketolainen@jollamobil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nil Joshi</text:p>
          </table:table-cell>
          <table:table-cell office:value-type="string" calcext:value-type="string">
            <text:p>joshi_sunil@in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o Seabrook</text:p>
          </table:table-cell>
          <table:table-cell office:value-type="string" calcext:value-type="string">
            <text:p>hugo.seabrook@yahoo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Nishinaga</text:p>
          </table:table-cell>
          <table:table-cell office:value-type="string" calcext:value-type="string">
            <text:p>jingoro@casa-z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6-0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 Schumann</text:p>
          </table:table-cell>
          <table:table-cell office:value-type="string" calcext:value-type="string">
            <text:p>bugzilla.1.wurblzap@spamgourmet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o Seabrook</text:p>
          </table:table-cell>
          <table:table-cell office:value-type="string" calcext:value-type="string">
            <text:p>hugo.seabrook@yahoo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 Schumann</text:p>
          </table:table-cell>
          <table:table-cell office:value-type="string" calcext:value-type="string">
            <text:p>wurblza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5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go Mello</text:p>
          </table:table-cell>
          <table:table-cell office:value-type="string" calcext:value-type="string">
            <text:p>timello@bugzilla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mi Ketolainen</text:p>
          </table:table-cell>
          <table:table-cell office:value-type="string" calcext:value-type="string">
            <text:p>pami.ketolainen@jollamobil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go Seabrook</text:p>
          </table:table-cell>
          <table:table-cell office:value-type="string" calcext:value-type="string">
            <text:p>hugo.seabrook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 Schuilenburg</text:p>
          </table:table-cell>
          <table:table-cell office:value-type="string" calcext:value-type="string">
            <text:p>alex@schuilenburg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d Loden</text:p>
          </table:table-cell>
          <table:table-cell office:value-type="string" calcext:value-type="string">
            <text:p>reed@reedloden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Green</text:p>
          </table:table-cell>
          <table:table-cell office:value-type="string" calcext:value-type="string">
            <text:p>sgree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2-0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 Tyson</text:p>
          </table:table-cell>
          <table:table-cell office:value-type="string" calcext:value-type="string">
            <text:p>mtyson@redhat.com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2-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o Seabrook</text:p>
          </table:table-cell>
          <table:table-cell office:value-type="string" calcext:value-type="string">
            <text:p>hugo.seabrook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osha Khajeh Moogahi</text:p>
          </table:table-cell>
          <table:table-cell office:value-type="string" calcext:value-type="string">
            <text:p>koosha.khaje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Piddock</text:p>
          </table:table-cell>
          <table:table-cell office:value-type="string" calcext:value-type="string">
            <text:p>dgp-bz@corefiling.co.uk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Ă©dĂ©ric Buclin</text:p>
          </table:table-cell>
          <table:table-cell office:value-type="string" calcext:value-type="string">
            <text:p>lpsoli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332" calcext:value-type="float">
            <text:p>332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ve Lawrence</text:p>
          </table:table-cell>
          <table:table-cell office:value-type="string" calcext:value-type="string">
            <text:p>dlawrence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 Selsky</text:p>
          </table:table-cell>
          <table:table-cell office:value-type="string" calcext:value-type="string">
            <text:p>selsky@columbia.edu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on Jones</text:p>
          </table:table-cell>
          <table:table-cell office:value-type="string" calcext:value-type="string">
            <text:p>bjones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nil Joshi</text:p>
          </table:table-cell>
          <table:table-cell office:value-type="string" calcext:value-type="string">
            <text:p>joshi_sunil@in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4-01</text:p>
          </table:table-cell>
          <table:table-cell office:value-type="float" office:value="2832" calcext:value-type="float">
            <text:p>2832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ilip Bauer</text:p>
          </table:table-cell>
          <table:table-cell office:value-type="string" calcext:value-type="string">
            <text:p>bauer@starzel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3-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 Bauer</text:p>
          </table:table-cell>
          <table:table-cell office:value-type="string" calcext:value-type="string">
            <text:p>bauer@starzel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los de la Guardia</text:p>
          </table:table-cell>
          <table:table-cell office:value-type="string" calcext:value-type="string">
            <text:p>cguardia@yahoo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o Stollenwerk</text:p>
          </table:table-cell>
          <table:table-cell office:value-type="string" calcext:value-type="string">
            <text:p>tisto@plon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8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7-0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5-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ter Holzer</text:p>
          </table:table-cell>
          <table:table-cell office:value-type="string" calcext:value-type="string">
            <text:p>hpeter@agitator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1-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ns W. Klein</text:p>
          </table:table-cell>
          <table:table-cell office:value-type="string" calcext:value-type="string">
            <text:p>jk@kleinundpartner.a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s W. Klein</text:p>
          </table:table-cell>
          <table:table-cell office:value-type="string" calcext:value-type="string">
            <text:p>jk@kleinundpartner.a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8-01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mone Orsi</text:p>
          </table:table-cell>
          <table:table-cell office:value-type="string" calcext:value-type="string">
            <text:p>simahawk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Michel FRANCOIS</text:p>
          </table:table-cell>
          <table:table-cell office:value-type="string" calcext:value-type="string">
            <text:p>toutp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garo</text:p>
          </table:table-cell>
          <table:table-cell office:value-type="string" calcext:value-type="string">
            <text:p>gagaro42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e Orsi</text:p>
          </table:table-cell>
          <table:table-cell office:value-type="string" calcext:value-type="string">
            <text:p>simahawk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garo</text:p>
          </table:table-cell>
          <table:table-cell office:value-type="string" calcext:value-type="string">
            <text:p>gagaro42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 Jacka</text:p>
          </table:table-cell>
          <table:table-cell office:value-type="string" calcext:value-type="string">
            <text:p>danjacka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zabeth Leddy</text:p>
          </table:table-cell>
          <table:table-cell office:value-type="string" calcext:value-type="string">
            <text:p>eleddy@eastofeaton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Michel FRANCOIS</text:p>
          </table:table-cell>
          <table:table-cell office:value-type="string" calcext:value-type="string">
            <text:p>toutpt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 Pampols</text:p>
          </table:table-cell>
          <table:table-cell office:value-type="string" calcext:value-type="string">
            <text:p>mpampols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5-01-01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4-12-01</text:p>
          </table:table-cell>
          <table:table-cell office:value-type="float" office:value="758" calcext:value-type="float">
            <text:p>758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mas Kudelis</text:p>
          </table:table-cell>
          <table:table-cell office:value-type="string" calcext:value-type="string">
            <text:p>rq@akl.l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930" calcext:value-type="float">
            <text:p>930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9-0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7-01</text:p>
          </table:table-cell>
          <table:table-cell office:value-type="float" office:value="420" calcext:value-type="float">
            <text:p>420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mas Kudelis</text:p>
          </table:table-cell>
          <table:table-cell office:value-type="string" calcext:value-type="string">
            <text:p>rq@akl.l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2466" calcext:value-type="float">
            <text:p>2466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6-0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5-0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4-01</text:p>
          </table:table-cell>
          <table:table-cell office:value-type="float" office:value="2904" calcext:value-type="float">
            <text:p>290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2-0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1-0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Arnhold</text:p>
          </table:table-cell>
          <table:table-cell office:value-type="string" calcext:value-type="string">
            <text:p>thomas@arnhold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5-01</text:p>
          </table:table-cell>
          <table:table-cell office:value-type="float" office:value="15803" calcext:value-type="float">
            <text:p>15803</text:p>
          </table:table-cell>
          <table:table-cell office:value-type="float" office:value="11046" calcext:value-type="float">
            <text:p>110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0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979" calcext:value-type="float">
            <text:p>979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Mehrbrodt</text:p>
          </table:table-cell>
          <table:table-cell office:value-type="string" calcext:value-type="string">
            <text:p>s.mehrbrodt@gmail.com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5-09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rgon</text:p>
          </table:table-cell>
          <table:table-cell office:value-type="string" calcext:value-type="string">
            <text:p>yargon@hack12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454" calcext:value-type="float">
            <text:p>45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Mohrhard</text:p>
          </table:table-cell>
          <table:table-cell office:value-type="string" calcext:value-type="string">
            <text:p>markus.mohrhard@google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2-01</text:p>
          </table:table-cell>
          <table:table-cell office:value-type="float" office:value="1602" calcext:value-type="float">
            <text:p>1602</text:p>
          </table:table-cell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trobbe</text:p>
          </table:table-cell>
          <table:table-cell office:value-type="string" calcext:value-type="string">
            <text:p>cstrobbe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2-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1-01</text:p>
          </table:table-cell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ristian Legnitto</text:p>
          </table:table-cell>
          <table:table-cell office:value-type="string" calcext:value-type="string">
            <text:p>legneato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roczek</text:p>
          </table:table-cell>
          <table:table-cell office:value-type="string" calcext:value-type="string">
            <text:p>dennisroczek@libre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0-0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f Habacker</text:p>
          </table:table-cell>
          <table:table-cell office:value-type="string" calcext:value-type="string">
            <text:p>ralf.habacker@sag.eu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ie Koehler</text:p>
          </table:table-cell>
          <table:table-cell office:value-type="string" calcext:value-type="string">
            <text:p>ck@christi3k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7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 Morley</text:p>
          </table:table-cell>
          <table:table-cell office:value-type="string" calcext:value-type="string">
            <text:p>emorley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5-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 Morley</text:p>
          </table:table-cell>
          <table:table-cell office:value-type="string" calcext:value-type="string">
            <text:p>emorley@mozilla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e Koehler</text:p>
          </table:table-cell>
          <table:table-cell office:value-type="string" calcext:value-type="string">
            <text:p>christiekoehler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0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 Morley</text:p>
          </table:table-cell>
          <table:table-cell office:value-type="string" calcext:value-type="string">
            <text:p>edmorley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awesome</text:p>
          </table:table-cell>
          <table:table-cell office:value-type="string" calcext:value-type="string">
            <text:p>jakemaul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5-0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awesome</text:p>
          </table:table-cell>
          <table:table-cell office:value-type="string" calcext:value-type="string">
            <text:p>jakemaul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e Koehler</text:p>
          </table:table-cell>
          <table:table-cell office:value-type="string" calcext:value-type="string">
            <text:p>christiekoehler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m Chen</text:p>
          </table:table-cell>
          <table:table-cell office:value-type="string" calcext:value-type="string">
            <text:p>jimnche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savage</text:p>
          </table:table-cell>
          <table:table-cell office:value-type="string" calcext:value-type="string">
            <text:p>brandon@brandonsavage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gan</text:p>
          </table:table-cell>
          <table:table-cell office:value-type="string" calcext:value-type="string">
            <text:p>ziedas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blo Alejandro Fiumara</text:p>
          </table:table-cell>
          <table:table-cell office:value-type="string" calcext:value-type="string">
            <text:p>pablo.fiumara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savage</text:p>
          </table:table-cell>
          <table:table-cell office:value-type="string" calcext:value-type="string">
            <text:p>brandon@brandonsavage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edy</text:p>
          </table:table-cell>
          <table:table-cell office:value-type="string" calcext:value-type="string">
            <text:p>reedy@wikimedia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dy</text:p>
          </table:table-cell>
          <table:table-cell office:value-type="string" calcext:value-type="string">
            <text:p>reedy@wikimedia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14544" calcext:value-type="float">
            <text:p>14544</text:p>
          </table:table-cell>
          <table:table-cell office:value-type="float" office:value="14542" calcext:value-type="float">
            <text:p>145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edy</text:p>
          </table:table-cell>
          <table:table-cell office:value-type="string" calcext:value-type="string">
            <text:p>reedy@wikimedia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8-01</text:p>
          </table:table-cell>
          <table:table-cell office:value-type="float" office:value="50370" calcext:value-type="float">
            <text:p>50370</text:p>
          </table:table-cell>
          <table:table-cell office:value-type="float" office:value="566" calcext:value-type="float">
            <text:p>5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ngo Schommer</text:p>
          </table:table-cell>
          <table:table-cell office:value-type="string" calcext:value-type="string">
            <text:p>me@chillu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o Schommer</text:p>
          </table:table-cell>
          <table:table-cell office:value-type="string" calcext:value-type="string">
            <text:p>ingo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4b0</text:p>
          </table:table-cell>
          <table:table-cell office:value-type="string" calcext:value-type="string">
            <text:p>g4b0@g4b0.zirak.loca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n Harvey</text:p>
          </table:table-cell>
          <table:table-cell office:value-type="string" calcext:value-type="string">
            <text:p>sean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fen MaaĂŸ</text:p>
          </table:table-cell>
          <table:table-cell office:value-type="string" calcext:value-type="string">
            <text:p>steffen.maass@maass-consulting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o Schommer</text:p>
          </table:table-cell>
          <table:table-cell office:value-type="string" calcext:value-type="string">
            <text:p>ingo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352" calcext:value-type="float">
            <text:p>352</text:p>
          </table:table-cell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m-findlay</text:p>
          </table:table-cell>
          <table:table-cell office:value-type="string" calcext:value-type="string">
            <text:p>cam@camfindla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n Harvey</text:p>
          </table:table-cell>
          <table:table-cell office:value-type="string" calcext:value-type="string">
            <text:p>sean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ian Mooyman</text:p>
          </table:table-cell>
          <table:table-cell office:value-type="string" calcext:value-type="string">
            <text:p>damian.mooyma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Elvery</text:p>
          </table:table-cell>
          <table:table-cell office:value-type="string" calcext:value-type="string">
            <text:p>simon@elvery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Elvery</text:p>
          </table:table-cell>
          <table:table-cell office:value-type="string" calcext:value-type="string">
            <text:p>simon@elvery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go Schommer</text:p>
          </table:table-cell>
          <table:table-cell office:value-type="string" calcext:value-type="string">
            <text:p>ingo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ua2012</text:p>
          </table:table-cell>
          <table:table-cell office:value-type="string" calcext:value-type="string">
            <text:p>jamolina2010@hot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HOE</text:p>
          </table:table-cell>
          <table:table-cell office:value-type="string" calcext:value-type="string">
            <text:p>other@arnop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inkonys</text:p>
          </table:table-cell>
          <table:table-cell office:value-type="string" calcext:value-type="string">
            <text:p>martynas.sateika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ithansen</text:p>
          </table:table-cell>
          <table:table-cell office:value-type="string" calcext:value-type="string">
            <text:p>priit.hanse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go Schommer</text:p>
          </table:table-cell>
          <table:table-cell office:value-type="string" calcext:value-type="string">
            <text:p>ingo@silverstripe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Elvery</text:p>
          </table:table-cell>
          <table:table-cell office:value-type="string" calcext:value-type="string">
            <text:p>simon@elvery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Elvery</text:p>
          </table:table-cell>
          <table:table-cell office:value-type="string" calcext:value-type="string">
            <text:p>simon@elvery.ne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2-11-0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Ă©dric Bosdonnat</text:p>
          </table:table-cell>
          <table:table-cell office:value-type="string" calcext:value-type="string">
            <text:p>cedric.bosdonnat.ooo@free.f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0-0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thu Subramanian</text:p>
          </table:table-cell>
          <table:table-cell office:value-type="string" calcext:value-type="string">
            <text:p>sumuthu@collabora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04-01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4-01</text:p>
          </table:table-cell>
          <table:table-cell office:value-type="float" office:value="124404" calcext:value-type="float">
            <text:p>124404</text:p>
          </table:table-cell>
          <table:table-cell office:value-type="float" office:value="123920" calcext:value-type="float">
            <text:p>1239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8-01</text:p>
          </table:table-cell>
          <table:table-cell office:value-type="float" office:value="2204" calcext:value-type="float">
            <text:p>2204</text:p>
          </table:table-cell>
          <table:table-cell office:value-type="float" office:value="1085" calcext:value-type="float">
            <text:p>10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7-01</text:p>
          </table:table-cell>
          <table:table-cell office:value-type="float" office:value="1470" calcext:value-type="float">
            <text:p>1470</text:p>
          </table:table-cell>
          <table:table-cell office:value-type="float" office:value="830" calcext:value-type="float">
            <text:p>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713" calcext:value-type="float">
            <text:p>713</text:p>
          </table:table-cell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3-01</text:p>
          </table:table-cell>
          <table:table-cell office:value-type="float" office:value="6982" calcext:value-type="float">
            <text:p>6982</text:p>
          </table:table-cell>
          <table:table-cell office:value-type="float" office:value="342" calcext:value-type="float">
            <text:p>3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6-01</text:p>
          </table:table-cell>
          <table:table-cell office:value-type="float" office:value="311" calcext:value-type="float">
            <text:p>311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3068" calcext:value-type="float">
            <text:p>3068</text:p>
          </table:table-cell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6-01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4-0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3-0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2-01</text:p>
          </table:table-cell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1-01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8-0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5-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2893" calcext:value-type="float">
            <text:p>2893</text:p>
          </table:table-cell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2935" calcext:value-type="float">
            <text:p>293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ctor Fernandez de Alba</text:p>
          </table:table-cell>
          <table:table-cell office:value-type="string" calcext:value-type="string">
            <text:p>sneridag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7-01-0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7-01-01</text:p>
          </table:table-cell>
          <table:table-cell office:value-type="float" office:value="781" calcext:value-type="float">
            <text:p>78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2-01</text:p>
          </table:table-cell>
          <table:table-cell office:value-type="float" office:value="479" calcext:value-type="float">
            <text:p>479</text:p>
          </table:table-cell>
          <table:table-cell office:value-type="float" office:value="387" calcext:value-type="float">
            <text:p>3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ictor Fernandez de Alba</text:p>
          </table:table-cell>
          <table:table-cell office:value-type="string" calcext:value-type="string">
            <text:p>sneridag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2-01</text:p>
          </table:table-cell>
          <table:table-cell office:value-type="float" office:value="518" calcext:value-type="float">
            <text:p>518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uel Mehrbrodt</text:p>
          </table:table-cell>
          <table:table-cell office:value-type="string" calcext:value-type="string">
            <text:p>s.mehrbrodt@gmail.com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1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1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ctor Fernandez de Alba</text:p>
          </table:table-cell>
          <table:table-cell office:value-type="string" calcext:value-type="string">
            <text:p>sneridag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ctor Fernandez de Alba</text:p>
          </table:table-cell>
          <table:table-cell office:value-type="string" calcext:value-type="string">
            <text:p>sneridag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0-01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ctor Fernandez de Alba</text:p>
          </table:table-cell>
          <table:table-cell office:value-type="string" calcext:value-type="string">
            <text:p>sneridagh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9-0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9-01</text:p>
          </table:table-cell>
          <table:table-cell office:value-type="float" office:value="2576" calcext:value-type="float">
            <text:p>2576</text:p>
          </table:table-cell>
          <table:table-cell office:value-type="float" office:value="1501" calcext:value-type="float">
            <text:p>15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olfo Jayme Barrientos</text:p>
          </table:table-cell>
          <table:table-cell office:value-type="string" calcext:value-type="string">
            <text:p>fitojb@ubuntu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8-01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780" calcext:value-type="float">
            <text:p>780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4141" calcext:value-type="float">
            <text:p>4141</text:p>
          </table:table-cell>
          <table:table-cell office:value-type="float" office:value="1790" calcext:value-type="float">
            <text:p>17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2511" calcext:value-type="float">
            <text:p>2511</text:p>
          </table:table-cell>
          <table:table-cell office:value-type="float" office:value="444" calcext:value-type="float">
            <text:p>4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dreasma</text:p>
          </table:table-cell>
          <table:table-cell office:value-type="string" calcext:value-type="string">
            <text:p>maand@gmx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1-01</text:p>
          </table:table-cell>
          <table:table-cell office:value-type="float" office:value="3982" calcext:value-type="float">
            <text:p>3982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2-01</text:p>
          </table:table-cell>
          <table:table-cell office:value-type="float" office:value="153" calcext:value-type="float">
            <text:p>153</text:p>
          </table:table-cell>
          <table:table-cell office:value-type="float" office:value="178383" calcext:value-type="float">
            <text:p>1783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1-0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1-01</text:p>
          </table:table-cell>
          <table:table-cell office:value-type="float" office:value="117114" calcext:value-type="float">
            <text:p>1171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1-0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olfo Jayme Barrientos</text:p>
          </table:table-cell>
          <table:table-cell office:value-type="string" calcext:value-type="string">
            <text:p>fitojb@ubuntu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1-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zilla Account</text:p>
          </table:table-cell>
          <table:table-cell office:value-type="string" calcext:value-type="string">
            <text:p>bugzilla-account@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1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1-0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0-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liongold@vm-1.liongold.koding.kd.io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roczek</text:p>
          </table:table-cell>
          <table:table-cell office:value-type="string" calcext:value-type="string">
            <text:p>dennisroczek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bdul</text:p>
          </table:table-cell>
          <table:table-cell office:value-type="string" calcext:value-type="string">
            <text:p>mabdul@hv-nb-roczekd-linux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8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roczek</text:p>
          </table:table-cell>
          <table:table-cell office:value-type="string" calcext:value-type="string">
            <text:p>dennisroczek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8-0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inbrenner</text:p>
          </table:table-cell>
          <table:table-cell office:value-type="string" calcext:value-type="string">
            <text:p>js@freie-experten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8-0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lfo Jayme Barrientos</text:p>
          </table:table-cell>
          <table:table-cell office:value-type="string" calcext:value-type="string">
            <text:p>fitojb@ubuntu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roczek</text:p>
          </table:table-cell>
          <table:table-cell office:value-type="string" calcext:value-type="string">
            <text:p>dennisroczek@users.noreply.github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6-0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4-04-0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endc</text:p>
          </table:table-cell>
          <table:table-cell office:value-type="string" calcext:value-type="string">
            <text:p>jorendc@libre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297" calcext:value-type="float">
            <text:p>297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1723" calcext:value-type="float">
            <text:p>1723</text:p>
          </table:table-cell>
          <table:table-cell office:value-type="float" office:value="2114" calcext:value-type="float">
            <text:p>2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679" calcext:value-type="float">
            <text:p>67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110" calcext:value-type="float">
            <text:p>110</text:p>
          </table:table-cell>
          <table:table-cell office:value-type="float" office:value="9024" calcext:value-type="float">
            <text:p>90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ongold</text:p>
          </table:table-cell>
          <table:table-cell office:value-type="string" calcext:value-type="string">
            <text:p>beimaginativeegroup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5-0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4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 Snelders</text:p>
          </table:table-cell>
          <table:table-cell office:value-type="string" calcext:value-type="string">
            <text:p>programming@ertai.n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3-01</text:p>
          </table:table-cell>
          <table:table-cell office:value-type="float" office:value="1199" calcext:value-type="float">
            <text:p>1199</text:p>
          </table:table-cell>
          <table:table-cell office:value-type="float" office:value="14690" calcext:value-type="float">
            <text:p>146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Ă©dric Bosdonnat</text:p>
          </table:table-cell>
          <table:table-cell office:value-type="string" calcext:value-type="string">
            <text:p>cedric.bosdonnat.ooo@free.f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mitsByAffiliation" table:style-name="ta1">
        <table:shapes>
          <draw:frame draw:z-index="0" draw:style-name="gr1" draw:text-style-name="P1" svg:width="220.54mm" svg:height="124.09mm" svg:x="86.71mm" svg:y="289.84mm">
            <loext:p draw:notify-on-update-of-ranges="CommitsByAffiliation.B2:CommitsByAffiliation.F2 CommitsByAffiliation.B50:CommitsByAffiliation.F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5"/>
        <table:table-column table:style-name="co8" table:default-cell-style-name="ce10"/>
        <table:table-column table:style-name="co8" table:number-columns-repeated="4" table:default-cell-style-name="Pivot_20_Table_20_Value"/>
        <table:table-column table:style-name="co8" table:default-cell-style-name="ce21"/>
        <table:table-column table:style-name="co8" table:default-cell-style-name="ce27"/>
        <table:table-row table:style-name="ro1">
          <table:table-cell table:style-name="ce2" office:value-type="string" calcext:value-type="string">
            <text:p>Sum - Changesets</text:p>
          </table:table-cell>
          <table:table-cell table:style-name="ce7" office:value-type="string" calcext:value-type="string">
            <text:p>Affliation</text:p>
          </table:table-cell>
          <table:table-cell table:style-name="ce13" table:number-columns-repeated="5"/>
          <table:table-cell table:style-name="ce2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4" office:value-type="string" calcext:value-type="string">
            <text:p>CIB</text:p>
          </table:table-cell>
          <table:table-cell table:style-name="ce14" office:value-type="string" calcext:value-type="string">
            <text:p>Collabora</text:p>
          </table:table-cell>
          <table:table-cell table:style-name="ce14" office:value-type="string" calcext:value-type="string">
            <text:p>RedHat</text:p>
          </table:table-cell>
          <table:table-cell table:style-name="ce14" office:value-type="string" calcext:value-type="string">
            <text:p>SUSE</text:p>
          </table:table-cell>
          <table:table-cell table:style-name="ce14" office:value-type="string" calcext:value-type="string">
            <text:p>TDF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2-11-01</text:p>
          </table:table-cell>
          <table:table-cell table:style-name="ce9" office:value-type="float" office:value="1" calcext:value-type="float">
            <text:p>1</text:p>
          </table:table-cell>
          <table:table-cell table:style-name="ce15" table:number-columns-repeated="4"/>
          <table:table-cell table:style-name="ce19"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ce16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6" office:value-type="float" office:value="4" calcext:value-type="float">
            <text:p>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6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20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number-columns-repeated="4"/>
          <table:table-cell table:style-name="ce22"/>
          <table:table-cell table:style-name="ce28" office:value-type="float" office:value="21" calcext:value-type="float">
            <text:p>2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1390" calcext:value-type="float">
            <text:p>139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" calcext:value-type="float">
            <text:p>14</text:p>
          </table:table-cell>
          <table:table-cell table:style-name="ce23" office:value-type="float" office:value="41" calcext:value-type="float">
            <text:p>41</text:p>
          </table:table-cell>
          <table:table-cell table:style-name="ce29" office:value-type="float" office:value="1472" calcext:value-type="float">
            <text:p>1472</text:p>
          </table:table-cell>
        </table:table-row>
      </table:table>
      <table:table table:name="CommitersByAffiliation" table:style-name="ta1">
        <table:shapes>
          <draw:frame draw:z-index="0" draw:style-name="gr1" draw:text-style-name="P1" svg:width="202.33mm" svg:height="113.85mm" svg:x="39.15mm" svg:y="226.94mm">
            <loext:p draw:notify-on-update-of-ranges="CommitersByAffiliation.B2:CommitersByAffiliation.F2 CommitersByAffiliation.B49:CommitersByAffiliation.F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0"/>
        <table:table-column table:style-name="co8" table:number-columns-repeated="4" table:default-cell-style-name="Pivot_20_Table_20_Value"/>
        <table:table-column table:style-name="co8" table:default-cell-style-name="ce21"/>
        <table:table-column table:style-name="co8" table:default-cell-style-name="ce27"/>
        <table:table-row table:style-name="ro1">
          <table:table-cell table:style-name="ce2" office:value-type="string" calcext:value-type="string">
            <text:p>Count - Name</text:p>
          </table:table-cell>
          <table:table-cell table:style-name="ce7" office:value-type="string" calcext:value-type="string">
            <text:p>Affliation</text:p>
          </table:table-cell>
          <table:table-cell table:style-name="ce13" table:number-columns-repeated="5"/>
          <table:table-cell table:style-name="ce2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4" office:value-type="string" calcext:value-type="string">
            <text:p>CIB</text:p>
          </table:table-cell>
          <table:table-cell table:style-name="ce14" office:value-type="string" calcext:value-type="string">
            <text:p>Collabora</text:p>
          </table:table-cell>
          <table:table-cell table:style-name="ce14" office:value-type="string" calcext:value-type="string">
            <text:p>RedHat</text:p>
          </table:table-cell>
          <table:table-cell table:style-name="ce14" office:value-type="string" calcext:value-type="string">
            <text:p>SUSE</text:p>
          </table:table-cell>
          <table:table-cell table:style-name="ce14" office:value-type="string" calcext:value-type="string">
            <text:p>TDF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3-01-01</text:p>
          </table:table-cell>
          <table:table-cell table:style-name="ce9" office:value-type="float" office:value="12" calcext:value-type="float">
            <text:p>12</text:p>
          </table:table-cell>
          <table:table-cell table:style-name="ce15" table:number-columns-repeated="3"/>
          <table:table-cell table:style-name="ce3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1" office:value-type="float" office:value="2" calcext:value-type="float">
            <text:p>2</text:p>
          </table:table-cell>
          <table:table-cell table:style-name="ce17" table:number-columns-repeated="4"/>
          <table:table-cell table:style-name="ce22"/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199" calcext:value-type="float">
            <text:p>19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226" calcext:value-type="float">
            <text:p>226</text:p>
          </table:table-cell>
        </table:table-row>
      </table:table>
      <table:table table:name="Charts" table:style-name="ta1">
        <table:shapes>
          <draw:frame draw:z-index="0" draw:style-name="gr1" draw:text-style-name="P1" svg:width="352.27mm" svg:height="105.21mm" svg:x="0.01mm" svg:y="0.01mm">
            <loext:p draw:notify-on-update-of-ranges="CommitsByAffiliation.A2:CommitsByAffiliation.A2 CommitsByAffiliation.A3:CommitsByAffiliation.A52 CommitsByAffiliation.B2:CommitsByAffiliation.B2 CommitsByAffiliation.B3:CommitsByAffiliation.B52 CommitsByAffiliation.C2:CommitsByAffiliation.C2 CommitsByAffiliation.C3:CommitsByAffiliation.C52 CommitsByAffiliation.D2:CommitsByAffiliation.D2 CommitsByAffiliation.D3:CommitsByAffiliation.D52 CommitsByAffiliation.E2:CommitsByAffiliation.E2 CommitsByAffiliation.E3:CommitsByAffiliation.E52 CommitsByAffiliation.F2:CommitsByAffiliation.F2 CommitsByAffiliation.F3:CommitsByAffiliation.F52 CommitsByAffiliation.G2:CommitsByAffiliation.G2 CommitsByAffiliation.G3:CommitsByAffiliation.G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2.94mm" svg:height="98.65mm" svg:x="0.01mm" svg:y="108.39mm">
            <loext:p draw:notify-on-update-of-ranges="CommitersByAffiliation.A2:CommitersByAffiliation.A2 CommitersByAffiliation.A3:CommitersByAffiliation.A51 CommitersByAffiliation.B2:CommitersByAffiliation.B2 CommitersByAffiliation.B3:CommitersByAffiliation.B51 CommitersByAffiliation.C2:CommitersByAffiliation.C2 CommitersByAffiliation.C3:CommitersByAffiliation.C51 CommitersByAffiliation.D2:CommitersByAffiliation.D2 CommitersByAffiliation.D3:CommitersByAffiliation.D51 CommitersByAffiliation.E2:CommitersByAffiliation.E2 CommitersByAffiliation.E3:CommitersByAffiliation.E51 CommitersByAffiliation.F2:CommitersByAffiliation.F2 CommitersByAffiliation.F3:CommitersByAffiliation.F51 CommitersByAffiliation.G2:CommitersByAffiliation.G2 CommitersByAffiliation.G3:CommitersByAffiliation.G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>
        <table:named-range table:name="commits_by_affiliation" table:base-cell-address="$CommitsByAffiliation.$A$1" table:cell-range-address="$CommitsByAffiliation.$A$1:.$B$3"/>
      </table:named-expressions>
      <table:data-pilot-tables>
        <table:data-pilot-table table:name="DataPilot1" table:application-data="" table:target-range-address="CommitersByAffiliation.A1:CommitersByAffiliation.H52" table:buttons="CommitersByAffiliation.A2 Commiter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  <table:data-pilot-member table:name="S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2-11-01" table:display="false" table:show-details="true"/>
                <table:data-pilot-member table:name="2013-01-01" table:display="true" table:show-details="true"/>
                <table:data-pilot-member table:name="2013-02-01" table:display="true" table:show-details="true"/>
                <table:data-pilot-member table:name="2013-03-01" table:display="true" table:show-details="true"/>
                <table:data-pilot-member table:name="2013-04-01" table:display="true" table:show-details="true"/>
                <table:data-pilot-member table:name="2013-05-01" table:display="true" table:show-details="true"/>
                <table:data-pilot-member table:name="2013-06-01" table:display="true" table:show-details="true"/>
                <table:data-pilot-member table:name="2013-07-01" table:display="true" table:show-details="true"/>
                <table:data-pilot-member table:name="2013-08-01" table:display="true" table:show-details="true"/>
                <table:data-pilot-member table:name="2013-09-01" table:display="true" table:show-details="true"/>
                <table:data-pilot-member table:name="2013-10-01" table:display="true" table:show-details="true"/>
                <table:data-pilot-member table:name="2013-11-01" table:display="true" table:show-details="true"/>
                <table:data-pilot-member table:name="2013-12-01" table:display="true" table:show-details="true"/>
                <table:data-pilot-member table:name="2014-01-01" table:display="true" table:show-details="true"/>
                <table:data-pilot-member table:name="2014-02-01" table:display="true" table:show-details="true"/>
                <table:data-pilot-member table:name="2014-03-01" table:display="true" table:show-details="true"/>
                <table:data-pilot-member table:name="2014-04-01" table:display="true" table:show-details="true"/>
                <table:data-pilot-member table:name="2014-05-01" table:display="true" table:show-details="true"/>
                <table:data-pilot-member table:name="2014-06-01" table:display="true" table:show-details="true"/>
                <table:data-pilot-member table:name="2014-07-01" table:display="true" table:show-details="true"/>
                <table:data-pilot-member table:name="2014-08-01" table:display="true" table:show-details="true"/>
                <table:data-pilot-member table:name="2014-09-01" table:display="true" table:show-details="true"/>
                <table:data-pilot-member table:name="2014-10-01" table:display="true" table:show-details="true"/>
                <table:data-pilot-member table:name="2014-11-01" table:display="true" table:show-details="true"/>
                <table:data-pilot-member table:name="2014-12-01" table:display="true" table:show-details="true"/>
                <table:data-pilot-member table:name="2015-01-01" table:display="true" table:show-details="true"/>
                <table:data-pilot-member table:name="2015-02-01" table:display="true" table:show-details="true"/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7-01" table:display="true" table:show-details="true"/>
                <table:data-pilot-member table:name="2015-08-01" table:display="true" table:show-details="true"/>
                <table:data-pilot-member table:name="2015-09-01" table:display="true" table:show-details="true"/>
                <table:data-pilot-member table:name="2015-10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 calcext:repeat-item-labels="false">
              <table:data-pilot-members>
                <table:data-pilot-member table:name="Adolfo Jayme Barrientos" table:display="true" table:show-details="true"/>
                <table:data-pilot-member table:name="Christian Lohmaier" table:display="true" table:show-details="true"/>
                <table:data-pilot-member table:name="Jan Holesovsky" table:display="true" table:show-details="true"/>
                <table:data-pilot-member table:name="Markus Mohrhard" table:display="true" table:show-details="true"/>
                <table:data-pilot-member table:name="Muthu Subramanian" table:display="true" table:show-details="true"/>
                <table:data-pilot-member table:name="Norbert Thiebaud" table:display="true" table:show-details="true"/>
                <table:data-pilot-member table:name="Rimas Kudelis" table:display="true" table:show-details="true"/>
                <table:data-pilot-member table:name="Rob Snelders" table:display="true" table:show-details="true"/>
                <table:data-pilot-member table:name="Robinson Tryon" table:display="true" table:show-details="true"/>
                <table:data-pilot-member table:name="Samuel Mehrbrodt" table:display="true" table:show-details="true"/>
                <table:data-pilot-member table:name="Thomas Arnhold" table:display="true" table:show-details="true"/>
                <table:data-pilot-member table:name="Thorsten Behre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mmitsByAffiliation.A1:CommitsByAffiliation.H53" table:buttons="CommitsByAffiliation.A2 Commit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  <table:data-pilot-member table:name="S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2-11-01" table:display="true" table:show-details="true"/>
                <table:data-pilot-member table:name="2013-01-01" table:display="true" table:show-details="true"/>
                <table:data-pilot-member table:name="2013-02-01" table:display="true" table:show-details="true"/>
                <table:data-pilot-member table:name="2013-03-01" table:display="true" table:show-details="true"/>
                <table:data-pilot-member table:name="2013-04-01" table:display="true" table:show-details="true"/>
                <table:data-pilot-member table:name="2013-05-01" table:display="true" table:show-details="true"/>
                <table:data-pilot-member table:name="2013-06-01" table:display="true" table:show-details="true"/>
                <table:data-pilot-member table:name="2013-07-01" table:display="true" table:show-details="true"/>
                <table:data-pilot-member table:name="2013-08-01" table:display="true" table:show-details="true"/>
                <table:data-pilot-member table:name="2013-09-01" table:display="true" table:show-details="true"/>
                <table:data-pilot-member table:name="2013-10-01" table:display="true" table:show-details="true"/>
                <table:data-pilot-member table:name="2013-11-01" table:display="true" table:show-details="true"/>
                <table:data-pilot-member table:name="2013-12-01" table:display="true" table:show-details="true"/>
                <table:data-pilot-member table:name="2014-01-01" table:display="true" table:show-details="true"/>
                <table:data-pilot-member table:name="2014-02-01" table:display="true" table:show-details="true"/>
                <table:data-pilot-member table:name="2014-03-01" table:display="true" table:show-details="true"/>
                <table:data-pilot-member table:name="2014-04-01" table:display="true" table:show-details="true"/>
                <table:data-pilot-member table:name="2014-05-01" table:display="true" table:show-details="true"/>
                <table:data-pilot-member table:name="2014-06-01" table:display="true" table:show-details="true"/>
                <table:data-pilot-member table:name="2014-07-01" table:display="true" table:show-details="true"/>
                <table:data-pilot-member table:name="2014-08-01" table:display="true" table:show-details="true"/>
                <table:data-pilot-member table:name="2014-09-01" table:display="true" table:show-details="true"/>
                <table:data-pilot-member table:name="2014-10-01" table:display="true" table:show-details="true"/>
                <table:data-pilot-member table:name="2014-11-01" table:display="true" table:show-details="true"/>
                <table:data-pilot-member table:name="2014-12-01" table:display="true" table:show-details="true"/>
                <table:data-pilot-member table:name="2015-01-01" table:display="true" table:show-details="true"/>
                <table:data-pilot-member table:name="2015-02-01" table:display="true" table:show-details="true"/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7-01" table:display="true" table:show-details="true"/>
                <table:data-pilot-member table:name="2015-08-01" table:display="true" table:show-details="true"/>
                <table:data-pilot-member table:name="2015-09-01" table:display="true" table:show-details="true"/>
                <table:data-pilot-member table:name="2015-10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angese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3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40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65" table:display="true" table:show-details="true"/>
                <table:data-pilot-member table:name="72" table:display="true" table:show-details="true"/>
                <table:data-pilot-member table:name="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15:32:53.256123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5:35:05.154205465</dc:date>
    <meta:editing-duration>PT6H55M23S</meta:editing-duration>
    <meta:editing-cycles>23</meta:editing-cycles>
    <meta:generator>LibreOffice/5.2.3.3$Linux_X86_64 LibreOffice_project/20m0$Build-3</meta:generator>
    <meta:document-statistic meta:table-count="4" meta:cell-count="19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228cm" svg:height="10.522cm" xlink:href=".." xlink:type="simple" chart:class="chart:area" chart:style-name="ch1">
        <chart:title svg:x="14.625cm" svg:y="0.351cm" chart:style-name="ch2">
          <text:p>Website: Commits by affiliation vs. time.</text:p>
        </chart:title>
        <chart:legend chart:legend-position="end" svg:x="33.044cm" svg:y="3.717cm" style:legend-expansion="high" chart:style-name="ch3"/>
        <chart:plot-area chart:style-name="ch4" table:cell-range-address="CommitsByAffiliation.A2:CommitsByAffiliation.G52" chart:data-source-has-labels="both" svg:x="0.704cm" svg:y="1.335cm" svg:width="31.636cm" svg:height="8.977cm">
          <chartooo:coordinate-region svg:x="1.538cm" svg:y="1.335cm" svg:width="30.174cm" svg:height="7.049cm"/>
          <chart:axis chart:dimension="x" chart:name="primary-x" chart:style-name="ch5" chartooo:axis-type="auto">
            <chartooo:date-scale/>
            <chart:categories table:cell-range-address="CommitsByAffiliation.A3:CommitsByAffiliation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mitsByAffiliation.B3:CommitsByAffiliation.B52" chart:label-cell-address="CommitsByAffiliation.B2:CommitsByAffiliation.B2" chart:class="chart:area">
            <chart:data-point chart:repeated="50"/>
          </chart:series>
          <chart:series chart:style-name="ch9" chart:values-cell-range-address="CommitsByAffiliation.C3:CommitsByAffiliation.C52" chart:label-cell-address="CommitsByAffiliation.C2:CommitsByAffiliation.C2" chart:class="chart:area">
            <chart:data-point chart:repeated="50"/>
          </chart:series>
          <chart:series chart:style-name="ch10" chart:values-cell-range-address="CommitsByAffiliation.D3:CommitsByAffiliation.D52" chart:label-cell-address="CommitsByAffiliation.D2:CommitsByAffiliation.D2" chart:class="chart:area">
            <chart:data-point chart:repeated="50"/>
          </chart:series>
          <chart:series chart:style-name="ch11" chart:values-cell-range-address="CommitsByAffiliation.E3:CommitsByAffiliation.E52" chart:label-cell-address="CommitsByAffiliation.E2:CommitsByAffiliation.E2" chart:class="chart:area">
            <chart:data-point chart:repeated="50"/>
          </chart:series>
          <chart:series chart:style-name="ch12" chart:values-cell-range-address="CommitsByAffiliation.F3:CommitsByAffiliation.F52" chart:label-cell-address="CommitsByAffiliation.F2:CommitsByAffiliation.F2" chart:class="chart:area">
            <chart:data-point chart:repeated="50"/>
          </chart:series>
          <chart:series chart:style-name="ch13" chart:values-cell-range-address="CommitsByAffiliation.G3:CommitsByAffiliation.G52" chart:label-cell-address="CommitsByAffiliation.G2:CommitsByAffiliation.G2" chart:class="chart:area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B2</svg:desc>
                </draw:g>
              </table:table-cell>
              <table:table-cell office:value-type="string">
                <text:p>CIB</text:p>
                <draw:g>
                  <svg:desc>CommitsByAffiliation.C2:CommitsByAffiliation.C2</svg:desc>
                </draw:g>
              </table:table-cell>
              <table:table-cell office:value-type="string">
                <text:p>Collabora</text:p>
                <draw:g>
                  <svg:desc>CommitsByAffiliation.D2:CommitsByAffiliation.D2</svg:desc>
                </draw:g>
              </table:table-cell>
              <table:table-cell office:value-type="string">
                <text:p>RedHat</text:p>
                <draw:g>
                  <svg:desc>CommitsByAffiliation.E2:CommitsByAffiliation.E2</svg:desc>
                </draw:g>
              </table:table-cell>
              <table:table-cell office:value-type="string">
                <text:p>SUSE</text:p>
                <draw:g>
                  <svg:desc>CommitsByAffiliation.F2:CommitsByAffiliation.F2</svg:desc>
                </draw:g>
              </table:table-cell>
              <table:table-cell office:value-type="string">
                <text:p>TDF</text:p>
                <draw:g>
                  <svg:desc>CommitsByAffiliation.G2:CommitsByAffili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-11-01</text:p>
                <draw:g>
                  <svg:desc>CommitsByAffiliation.A3:CommitsByAffiliation.A52</svg:desc>
                </draw:g>
              </table:table-cell>
              <table:table-cell office:value-type="float" office:value="1">
                <text:p>1</text:p>
                <draw:g>
                  <svg:desc>CommitsByAffiliation.B3:CommitsByAffiliation.B52</svg:desc>
                </draw:g>
              </table:table-cell>
              <table:table-cell office:value-type="float" office:value="NaN">
                <text:p>NaN</text:p>
                <draw:g>
                  <svg:desc>CommitsByAffiliation.C3:CommitsByAffiliation.C52</svg:desc>
                </draw:g>
              </table:table-cell>
              <table:table-cell office:value-type="float" office:value="NaN">
                <text:p>NaN</text:p>
                <draw:g>
                  <svg:desc>CommitsByAffiliation.D3:CommitsByAffiliation.D52</svg:desc>
                </draw:g>
              </table:table-cell>
              <table:table-cell office:value-type="float" office:value="NaN">
                <text:p>NaN</text:p>
                <draw:g>
                  <svg:desc>CommitsByAffiliation.E3:CommitsByAffiliation.E52</svg:desc>
                </draw:g>
              </table:table-cell>
              <table:table-cell office:value-type="float" office:value="NaN">
                <text:p>NaN</text:p>
                <draw:g>
                  <svg:desc>CommitsByAffiliation.F3:CommitsByAffiliation.F52</svg:desc>
                </draw:g>
              </table:table-cell>
              <table:table-cell office:value-type="float" office:value="NaN">
                <text:p>NaN</text:p>
                <draw:g>
                  <svg:desc>CommitsByAffiliation.G3:CommitsByAffiliation.G52</svg:desc>
                </draw:g>
              </table:table-cell>
            </table:table-row>
            <table:table-row>
              <table:table-cell office:value-type="string">
                <text:p>2013-01-0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2-0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2-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95cm" svg:height="9.866cm" xlink:href=".." xlink:type="simple" chart:class="chart:area" chart:style-name="ch1">
        <chart:title svg:x="13.489cm" svg:y="0.333cm" chart:style-name="ch2">
          <text:p>Website: Committers by affiliation vs. time.</text:p>
        </chart:title>
        <chart:legend chart:legend-position="end" svg:x="33.111cm" svg:y="3.389cm" style:legend-expansion="high" chart:style-name="ch3"/>
        <chart:plot-area chart:style-name="ch4" table:cell-range-address="CommitersByAffiliation.A2:CommitersByAffiliation.G51" chart:data-source-has-labels="both" svg:x="0.705cm" svg:y="1.309cm" svg:width="31.701cm" svg:height="8.36cm">
          <chartooo:coordinate-region svg:x="1.552cm" svg:y="1.309cm" svg:width="30.222cm" svg:height="6.433cm"/>
          <chart:axis chart:dimension="x" chart:name="primary-x" chart:style-name="ch5" chartooo:axis-type="auto">
            <chartooo:date-scale/>
            <chart:categories table:cell-range-address="CommitersByAffiliation.A3:CommitersByAffiliation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3:CommitersByAffiliation.B51" chart:label-cell-address="CommitersByAffiliation.B2:CommitersByAffiliation.B2" chart:class="chart:area">
            <chart:data-point chart:repeated="49"/>
          </chart:series>
          <chart:series chart:style-name="ch8" chart:values-cell-range-address="CommitersByAffiliation.C3:CommitersByAffiliation.C51" chart:label-cell-address="CommitersByAffiliation.C2:CommitersByAffiliation.C2" chart:class="chart:area">
            <chart:data-point chart:repeated="49"/>
          </chart:series>
          <chart:series chart:style-name="ch9" chart:values-cell-range-address="CommitersByAffiliation.D3:CommitersByAffiliation.D51" chart:label-cell-address="CommitersByAffiliation.D2:CommitersByAffiliation.D2" chart:class="chart:area">
            <chart:data-point chart:repeated="49"/>
          </chart:series>
          <chart:series chart:style-name="ch10" chart:values-cell-range-address="CommitersByAffiliation.E3:CommitersByAffiliation.E51" chart:label-cell-address="CommitersByAffiliation.E2:CommitersByAffiliation.E2" chart:class="chart:area">
            <chart:data-point chart:repeated="49"/>
          </chart:series>
          <chart:series chart:style-name="ch11" chart:values-cell-range-address="CommitersByAffiliation.F3:CommitersByAffiliation.F51" chart:label-cell-address="CommitersByAffiliation.F2:CommitersByAffiliation.F2" chart:class="chart:area">
            <chart:data-point chart:repeated="49"/>
          </chart:series>
          <chart:series chart:style-name="ch12" chart:values-cell-range-address="CommitersByAffiliation.G3:CommitersByAffiliation.G51" chart:label-cell-address="CommitersByAffiliation.G2:CommitersByAffiliation.G2" chart:class="chart:area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B2</svg:desc>
                </draw:g>
              </table:table-cell>
              <table:table-cell office:value-type="string">
                <text:p>CIB</text:p>
                <draw:g>
                  <svg:desc>CommitersByAffiliation.C2:CommitersByAffiliation.C2</svg:desc>
                </draw:g>
              </table:table-cell>
              <table:table-cell office:value-type="string">
                <text:p>Collabora</text:p>
                <draw:g>
                  <svg:desc>CommitersByAffiliation.D2:CommitersByAffiliation.D2</svg:desc>
                </draw:g>
              </table:table-cell>
              <table:table-cell office:value-type="string">
                <text:p>RedHat</text:p>
                <draw:g>
                  <svg:desc>CommitersByAffiliation.E2:CommitersByAffiliation.E2</svg:desc>
                </draw:g>
              </table:table-cell>
              <table:table-cell office:value-type="string">
                <text:p>SUSE</text:p>
                <draw:g>
                  <svg:desc>CommitersByAffiliation.F2:CommitersByAffiliation.F2</svg:desc>
                </draw:g>
              </table:table-cell>
              <table:table-cell office:value-type="string">
                <text:p>TDF</text:p>
                <draw:g>
                  <svg:desc>CommitersByAffiliation.G2:CommitersByAffili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01</text:p>
                <draw:g>
                  <svg:desc>CommitersByAffiliation.A3:CommitersByAffiliation.A51</svg:desc>
                </draw:g>
              </table:table-cell>
              <table:table-cell office:value-type="float" office:value="12">
                <text:p>12</text:p>
                <draw:g>
                  <svg:desc>CommitersByAffiliation.B3:CommitersByAffiliation.B51</svg:desc>
                </draw:g>
              </table:table-cell>
              <table:table-cell office:value-type="float" office:value="NaN">
                <text:p>NaN</text:p>
                <draw:g>
                  <svg:desc>CommitersByAffiliation.C3:CommitersByAffiliation.C51</svg:desc>
                </draw:g>
              </table:table-cell>
              <table:table-cell office:value-type="float" office:value="NaN">
                <text:p>NaN</text:p>
                <draw:g>
                  <svg:desc>CommitersByAffiliation.D3:CommitersByAffiliation.D51</svg:desc>
                </draw:g>
              </table:table-cell>
              <table:table-cell office:value-type="float" office:value="NaN">
                <text:p>NaN</text:p>
                <draw:g>
                  <svg:desc>CommitersByAffiliation.E3:CommitersByAffiliation.E51</svg:desc>
                </draw:g>
              </table:table-cell>
              <table:table-cell office:value-type="float" office:value="2">
                <text:p>2</text:p>
                <draw:g>
                  <svg:desc>CommitersByAffiliation.F3:CommitersByAffiliation.F51</svg:desc>
                </draw:g>
              </table:table-cell>
              <table:table-cell office:value-type="float" office:value="1">
                <text:p>1</text:p>
                <draw:g>
                  <svg:desc>CommitersByAffiliation.G3:CommitersByAffiliation.G51</svg:desc>
                </draw:g>
              </table:table-cell>
            </table:table-row>
            <table:table-row>
              <table:table-cell office:value-type="string">
                <text:p>2013-02-0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2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34cm" svg:height="11.386cm" xlink:href=".." xlink:type="simple" chart:class="chart:circle" chart:style-name="ch1">
        <chart:legend chart:legend-position="end" svg:x="18.05cm" svg:y="4.398cm" style:legend-expansion="high" chart:style-name="ch2"/>
        <chart:plot-area chart:style-name="ch3" table:cell-range-address="CommitersByAffiliation.B2:CommitersByAffiliation.F2 CommitersByAffiliation.B49:CommitersByAffiliation.F49" chart:data-source-has-labels="row" svg:x="0.404cm" svg:y="0.227cm" svg:width="17.242cm" svg:height="10.932cm">
          <chartooo:coordinate-region svg:x="3.559cm" svg:y="0.228cm" svg:width="10.931cm" svg:height="10.931cm"/>
          <chart:axis chart:dimension="x" chart:name="primary-x" chart:style-name="ch4" chartooo:axis-type="auto">
            <chartooo:date-scale/>
            <chart:categories table:cell-range-address="CommitersByAffiliation.B2:CommitersByAffiliation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49:CommitersByAffiliation.F4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F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RedHat</text:p>
              </table:table-cell>
              <table:table-cell office:value-type="string">
                <text:p>SUSE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CommitersByAffiliation.B49:CommitersByAffiliation.F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55cm" svg:height="12.41cm" xlink:href=".." xlink:type="simple" chart:class="chart:circle" chart:style-name="ch1">
        <chart:legend chart:legend-position="end" svg:x="19.871cm" svg:y="4.91cm" style:legend-expansion="high" chart:style-name="ch2"/>
        <chart:plot-area chart:style-name="ch3" table:cell-range-address="CommitsByAffiliation.B2:CommitsByAffiliation.F2 CommitsByAffiliation.B50:CommitsByAffiliation.F50" chart:data-source-has-labels="row" svg:x="0.441cm" svg:y="0.248cm" svg:width="18.989cm" svg:height="11.914cm">
          <chartooo:coordinate-region svg:x="3.979cm" svg:y="0.249cm" svg:width="11.913cm" svg:height="11.913cm"/>
          <chart:axis chart:dimension="x" chart:name="primary-x" chart:style-name="ch4" chartooo:axis-type="auto">
            <chartooo:date-scale/>
            <chart:categories table:cell-range-address="CommitsByAffiliation.B2:CommitsByAffiliation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sByAffiliation.B50:CommitsByAffiliation.F5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F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RedHat</text:p>
              </table:table-cell>
              <table:table-cell office:value-type="string">
                <text:p>SUSE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CommitsByAffiliation.B50:CommitsByAffiliation.F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